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Оценка проводилась путем выполнения интервальных висов с парциальной нагрузкой, т. к. режим работы при выполнении интервальных висов схож с режимом работы при лазании — чередование периодов изометрического напряжения и расслабления различной длительности. <text:s/>При подобном режиме работы на первый план выходит способность восстанавливать высокоэнергетические фосфаты в периоды отдыха, связанная с мощностью аэробной системы энергообеспечения. <text:s/></text:span></text:p>
      <text:p text:style-name="Standard"><text:span text:style-name="T1"/></text:p>
      <text:p text:style-name="Standard"><text:span text:style-name="T1"><text:tab/>Для более детального обоснования избранного режима необходимо рассматривать материалы исследований <text:s/>E. Bertuzzi <text:s/>и соавт. показавших что энергозапрос при лазании покрывается в основном за счет фосфатной и аэробной систем энергообеспечения, а также D. Macleod-а, S. Fryer-a, E. Bertuzzi и M. Philille., показавших что при выполнении работы прерывистого характера, процессы десатурации и реоксигинации в мышцах предплечья у скалолазов, отличающихся высоким уровнем выносливости, протекают более интенсивно. Это непосредственно указывает на то, что у сильнейших скалолазов развита система аэробного энергообеспечения в мышцах предплечья. <text:s text:c="3"/></text:span></text:p>
      <text:p text:style-name="Standard"><text:span text:style-name="T1"/></text:p>
      <text:p text:style-name="Standard"><text:span text:style-name="T1"><text:tab/>Мы знакомы с работами В.Н. Селуянова, статодинамический метод применялся в рамках нашей программы но в очень небольшом объеме и отнюдь не является основным.</text:span></text:p>
      <text:p text:style-name="Standard"><text:span text:style-name="T1">Что касается первого положения, оно опирается на посвященные скалолазанию работы E. Bertuzzi, <text:s/>D. Macleod-а, S. Fryer-a, E. Bertuzzi и M. Philille, E. Lopez, G. Koestermeyer-a и других авторов, а не на труды В.Н. Селуянова, посвященные циклическим видам спорта.</text:span></text:p>
      <text:p text:style-name="Standard"><text:span text:style-name="T1">Отметим, что режим работы мышц при лазании и при занятии циклическими видами спорта радикально отличается. <text:s/></text:span></text:p>
      <text:p text:style-name="Standard"><text:span text:style-name="T1"/></text:p>
      <text:p text:style-name="Standard"><text:span text:style-name="T1"><text:tab/>Подобное построение программы микроцикла основано как на личном практическом опыте , так и на анализе тренировочных программ применяемых сильнейшими скалолазами, <text:s/>а также на анализе естесвеннонауных исследований посвященных альпинизму и скалолазанию. </text:span></text:p>
      <text:p text:style-name="Standard"><text:span text:style-name="T1"><text:tab/></text:span></text:p>
      <text:p text:style-name="Standard"><text:span text:style-name="T1"><text:tab/>Тренировочное занятие пятого дня включало следующие основные элементы: Вводно- подготовительная часть, тренировка на кампусборде или системборде, боулдеринг уровня RP/RP+, вспомогательные упражнения, заключительная часть. Тренировки на кампусборде и систембрде направлены на развитие максимальной и «контактной» силы мышц. Термин «контактная» сила принят в скалолазании для обозначения величины характеризующей скорость нарастания изометрического напржения при фиксации зацепа после выполнения динамических перехватов. Как и любые другие тренировки направленные на развитие скоростно-силовых способностей, данных вид тренировок следует проводить без выраженного утомления. Далее следовало лазание предельно сложного боулдеринга, что, требует <text:s/>проявления как силовых, так и технических способостей. Предварительное выполнении упражнений на кампусборде, способствует повышению тонуса нервной системы и повышает эффективность лазания боулдеринга. Затем, на фоне легкого утомления следовала силовая тренировка направленная а развитие собственно-силовых способностей, в том числе силы хватов. В заключении выполнялась серия вспомогательных упражнений направленных на предотвращение возникновения характерных для скалолазов травм и заболеваний. <text:s text:c="8"/></text:span></text:p>
      <text:p text:style-name="Standard"><text:span text:style-name="T1"><text:tab/></text:span></text:p>
      <text:p text:style-name="Standard"><text:span text:style-name="T1"><text:tab/>Методика рассчитана на альпинистов выступающих <text:s/>в скальном <text:s text:c="2"/>классе.</text:span></text:p>
      <text:p text:style-name="Standard"><text:span text:style-name="T1"/></text:p>
      <text:p text:style-name="Standard"><text:span text:style-name="T1"><text:tab/>Методика рассчитана на спортсменов практикующих традиционное скалолазание, т. е. лазание по скальному рельефу с самостоятельной организацией страховки. </text:span></text:p>
      <text:p text:style-name="Standard"><text:span text:style-name="T1"/></text:p>
      <text:p text:style-name="Standard"><text:span text:style-name="T1">Да. Альпиисты, совершающие восхождения <text:s/>на вершины по сложным скальным маршрутам.</text:span></text:p>
      <text:p text:style-name="Standard"><text:soft-page-break/><text:span text:style-name="T1"/></text:p>
      <text:p text:style-name="Standard"><text:span text:style-name="T1">Работа касается исключительно скального альпинизма.</text:span></text:p>
      <text:p text:style-name="Standard"><text:span text:style-name="T1"/></text:p>
      <text:p text:style-name="Standard"><text:span text:style-name="T1">Безусловно, <text:s/>высотный альпинизм также является альпинизмом. </text:span></text:p>
      <text:p text:style-name="Standard"><text:span text:style-name="T1"/></text:p>
      <text:p text:style-name="Standard"><text:span text:style-name="T1">Нет. Наши результаты не могут быть экстраполированы на подготовку альпинистов высотников, т. к. в высотный альпинизм требует проявление совершенно иных физических качеств. </text:span></text:p>
      <text:p text:style-name="Standard"><text:span text:style-name="T1"/></text:p>
      <text:p text:style-name="Standard"><text:span text:style-name="T1">Да. Нам удалось повысить уровень лазания участника автоэксперимента.</text:span></text:p>
      <text:p text:style-name="Standard"><text:span text:style-name="T1"/></text:p>
      <text:p text:style-name="Standard"><text:span text:style-name="T1">Безусловно нет. Уровень лазания возрос только у участника автоэксперимента, применявшего разработанную программу.</text:span></text:p>
      <text:p text:style-name="Standard"><text:span text:style-name="T1"/></text:p>
      <text:p text:style-name="Standard"><text:span text:style-name="T1">Следует отметить что программы подготовки спортсменов высокой квалификации отличаются высокой степенью индивидуализации. Данный режим тренировки подбирался под конкретого спортсмена — участника автоэксперимента. <text:s/>Отметим, что длительность тренировок в микроцикле не выносится на защиту в качестве положения, на защиту выносятся наиболее общие подходы к построению программы и методики тренировки локальной силы и выносливости. Описание методик приводится в работе, но опущенно в рамках краткого доклада.</text:span></text:p>
      <text:p text:style-name="Standard"><text:span text:style-name="T1"/></text:p>
      <text:p text:style-name="Standard"><text:span text:style-name="T1">Развитие — это процесс, предполагающий положительные изменения. Развитие не является педагогическим понятием, педагогическим понятием является воспитание. Однако понятие воспитание не применимо к личности, а не мышце.</text:span></text:p>
      <text:p text:style-name="Standard"><text:span text:style-name="T1"/></text:p>
      <text:p text:style-name="Standard"><text:span text:style-name="T1">Мы знакомы с работами Л.П. Матвеева. Но далеко не все авторы, разделяют точку зрения что <text:s/>применительно к мышцам следует использовать термин «воспитание». В частности В.М. Зациорский считает более уместным термин «формирование». <text:s/></text:span></text:p>
      <text:p text:style-name="Standard"><text:span text:style-name="T1"/></text:p>
      <text:p text:style-name="Standard"><text:span text:style-name="T1">Мы понимаем развитие как процесс, предполагающий изменения в положительную сторон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vel Vlasenko</meta:initial-creator>
    <meta:creation-date>2018-01-28T20:01:29</meta:creation-date>
    <meta:generator>OpenOffice/4.1.5$Unix OpenOffice.org_project/415m1$Build-9789</meta:generator>
    <meta:document-statistic meta:table-count="0" meta:image-count="0" meta:object-count="0" meta:page-count="2" meta:paragraph-count="21" meta:word-count="594" meta:character-count="4909"/>
    <dc:date>2018-01-28T23:53:13</dc:date>
    <dc:creator>Pavel Vlasenko</dc:creator>
    <meta:editing-duration>PT3H51M45S</meta:editing-duration>
    <meta:editing-cycles>1</meta:editing-cycles>
  </office:meta>
</office:document-meta>
</file>